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14"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5"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6"><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7"><text:soft-page-break/><text:s text:c="5"/>Continuing to look at the body, Eugene saw something that stuck out. It wasn’t the bloody knife, but a bloody foot print. He knelt down next to the foot print and took a closer look.</text:p>
      <text:p text:style-name="P17"><text:s text:c="5"/>It wasn’t any ordinary foot print. There wasn’t a shoe but an actual foot. The man who killed her was barefoot.</text:p>
      <text:p text:style-name="P17"><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8"><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9"><text:s text:c="5"/>“Well I have all that I need.” Eugene said. “I’ll leave the rest to you Sheriff.” He smiled a genuine smile at the Sheriff.</text:p>
      <text:p text:style-name="P19"><text:s text:c="5"/>The Sheriff looked to Eugene and nodded. “Thank you lawman.” He said. “Alright boys, let’s get as much data as we can before that storm comes in.”</text:p>
      <text:p text:style-name="P19"/>
      <text:p text:style-name="P6"><text:span text:style-name="T16">C</text:span><text:span text:style-name="T2">hapter Four</text:span></text:p>
      <text:p text:style-name="P20"><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21"><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22"><text:s text:c="5"/>The next morning came and sure enough there was a knock at Eugene’s door. <text:s/>Eugene stood up and put on his robotic arm. Answering the door, he saw Lieutenant Sharon Calypso standing there.</text:p>
      <text:p text:style-name="P22"><text:s text:c="5"/>“Lieutenant.” <text:s/>Eugene said. “I wasn’t expecting you.”</text:p>
      <text:p text:style-name="P22"><text:s text:c="5"/>Calypso looked at Eugene and nodded. “I know, you didn’t answer your radio call last night saying I was coming. It was to be expected that I wake you.” She walked into the room and took a look around.</text:p>
      <text:p text:style-name="P22"><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3"><text:s text:c="5"/>Eugene looked at Calypso and couldn’t believe what he was hearing. Set up base? For what? The case had been turned over to the Sheriff of the town. There wasn’t anything else they could do. He was confused by her statement.</text:p>
      <text:p text:style-name="P23"><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4"><text:s text:c="5"/>“So you’ll take the couch.” Calypso said. “I’ll take the bed.”</text:p>
      <text:p text:style-name="P24"><text:s text:c="5"/>Eugene laughed. Of course that would be how it would go down. He didn’t mind the couch, it looked comfortable enough. Possibly more comfortable than the lumpy bed that he had slept on the night before.</text:p>
      <text:p text:style-name="P24"><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5"><text:s text:c="5"/>“Of course they moved the body.” Calypso said annoyed by the fact. “I hope you got crime scene photos and evidence.” She said folding her arms.</text:p>
      <text:p text:style-name="P25"><text:s text:c="5"/>Eugene nodded. “Of course I did. Even got a foot print.”</text:p>
      <text:p text:style-name="P25"><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5"/>
      <text:p text:style-name="P26">Chapter Five</text:p>
      <text:p text:style-name="P26"/>
      <text:p text:style-name="P7"><text:span text:style-name="T2"><text:s text:c="5"/></text:span><text:span text:style-name="T32">Walking into the Saloon, Eugene dropped his arm off in a locker as he did last night. The bartender saw them and looked at Eugene.</text:span></text:p>
      <text:p text:style-name="P27"><text:s text:c="5"/>“We don’t serve your kind here!” The bartender yelled across the room.</text:p>
      <text:p text:style-name="P27"><text:s text:c="5"/>Calypso flashed her badge and walked up to the bartender with Eugene close behind her. “We’re on official business from the capitol.” She said.</text:p>
      <text:p text:style-name="P27"><text:s text:c="5"/>The bartender looked at Eugene. “You were in here last night.” He said.</text:p>
      <text:p text:style-name="P27"><text:s text:c="5"/>Eugene nodded. He had indeed been in there the night before. So astute of the bartender to recognize him or even remember him for that matter. He guessed a one armed man would be difficult to forget.</text:p>
      <text:p text:style-name="P27"><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8"><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9"><text:s text:c="5"/>Calypso looked to Eugene then to the bartender. “We didn’t say you did anything.” She said. Calypso hesitated. She didn’t like where this conversation was going. “Is there someplace we can talk in quiet?”</text:p>
      <text:p text:style-name="P29"><text:s text:c="5"/><text:span text:style-name="T38">The bartender eyed them both. “Yeah there’s a room in back.” He said. “It’s where I sleep.”</text:span></text:p>
      <text:p text:style-name="P29"><text:s text:c="5"/><text:span text:style-name="T38">Showing them to the room, Eugene looked around. In the corner was a small cot next to a sink. He gathered the </text:span><text:span text:style-name="T39">bartender</text:span><text:span text:style-name="T38"> bathed there as wel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4</meta:editing-cycles>
    <meta:generator>LibreOffice/7.4.1.2$Windows_X86_64 LibreOffice_project/3c58a8f3a960df8bc8fd77b461821e42c061c5f0</meta:generator>
    <dc:date>2022-10-12T13:11:57.307000000</dc:date>
    <meta:editing-duration>PT1H53M41S</meta:editing-duration>
    <meta:document-statistic meta:table-count="0" meta:image-count="0" meta:object-count="0" meta:page-count="17" meta:paragraph-count="134" meta:word-count="4762" meta:character-count="26278" meta:non-whitespace-character-count="21002"/>
  </office:meta>
</office:document-meta>
</file>